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8000000FA0B5B8F43A755632D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71.118cm)" draw:image-opacity="82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cm" svg:height="17.8cm" svg:x="0cm" svg:y="0cm">
          <draw:image xlink:href="Pictures/100000000000178000000FA0B5B8F43A755632D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cm" fo:page-height="1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48:59.936890782</meta:creation-date>
    <dc:date>2024-01-16T16:26:05.515253161</dc:date>
    <meta:editing-duration>PT15M35S</meta:editing-duration>
    <meta:editing-cycles>10</meta:editing-cycles>
    <meta:generator>LibreOffice/7.4.7.2$Linux_X86_64 LibreOffice_project/40$Build-2</meta:generator>
    <meta:document-statistic meta:object-count="1"/>
  </office:meta>
</office:document-meta>
</file>